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language="pt" fo:country="BR"/>
    </style:style>
    <style:style style:name="P2" style:family="paragraph" style:parent-style-name="Standard">
      <style:paragraph-properties style:writing-mode="lr-tb"/>
      <style:text-properties fo:language="pt" fo:country="BR" officeooo:rsid="000cd685" officeooo:paragraph-rsid="000cd685"/>
    </style:style>
    <style:style style:name="P3" style:family="paragraph" style:parent-style-name="Standard">
      <style:paragraph-properties style:writing-mode="lr-tb"/>
      <style:text-properties fo:language="pt" fo:country="BR" fo:font-style="italic" officeooo:rsid="000cd685" officeooo:paragraph-rsid="000cd685" style:font-style-asian="italic" style:font-style-complex="italic"/>
    </style:style>
    <style:style style:name="P4" style:family="paragraph" style:parent-style-name="Standard">
      <style:paragraph-properties style:writing-mode="lr-tb"/>
      <style:text-properties fo:language="pt" fo:country="BR" fo:font-style="italic" officeooo:rsid="000d1511" officeooo:paragraph-rsid="000d1511" style:font-style-asian="italic" style:font-style-complex="italic"/>
    </style:style>
    <style:style style:name="P5" style:family="paragraph" style:parent-style-name="Standard">
      <style:paragraph-properties style:writing-mode="lr-tb"/>
      <style:text-properties fo:language="pt" fo:country="BR" fo:font-style="italic" officeooo:rsid="000d1511" officeooo:paragraph-rsid="000f81ba" style:font-style-asian="italic" style:font-style-complex="italic"/>
    </style:style>
    <style:style style:name="P6" style:family="paragraph" style:parent-style-name="Standard">
      <style:paragraph-properties style:writing-mode="lr-tb"/>
      <style:text-properties fo:language="pt" fo:country="BR" fo:font-style="normal" officeooo:rsid="000d1511" officeooo:paragraph-rsid="000d1511" style:font-style-asian="normal" style:font-style-complex="normal"/>
    </style:style>
    <style:style style:name="P7" style:family="paragraph" style:parent-style-name="Standard">
      <style:paragraph-properties style:writing-mode="lr-tb"/>
      <style:text-properties fo:language="pt" fo:country="BR" fo:font-style="normal" officeooo:rsid="000d1511" officeooo:paragraph-rsid="000f10a0" style:font-style-asian="normal" style:font-style-complex="normal"/>
    </style:style>
    <style:style style:name="P8" style:family="paragraph" style:parent-style-name="Standard">
      <style:paragraph-properties style:writing-mode="lr-tb"/>
      <style:text-properties fo:language="pt" fo:country="BR" fo:font-style="normal" officeooo:rsid="000d1511" officeooo:paragraph-rsid="000f81ba" style:font-style-asian="normal" style:font-style-complex="normal"/>
    </style:style>
    <style:style style:name="P9" style:family="paragraph" style:parent-style-name="Standard">
      <style:paragraph-properties style:writing-mode="lr-tb"/>
      <style:text-properties style:font-name="sans-serif" fo:language="pt" fo:country="BR"/>
    </style:style>
    <style:style style:name="P10" style:family="paragraph" style:parent-style-name="Standard">
      <style:paragraph-properties style:writing-mode="lr-tb"/>
      <style:text-properties style:font-name="sans-serif" fo:language="pt" fo:country="BR" fo:font-style="normal" officeooo:rsid="000d1511" officeooo:paragraph-rsid="000d1511" style:font-style-asian="normal" style:font-style-complex="normal"/>
    </style:style>
    <style:style style:name="P11" style:family="paragraph" style:parent-style-name="Standard">
      <style:paragraph-properties style:writing-mode="lr-tb"/>
      <style:text-properties fo:language="pt" fo:country="BR" fo:font-style="normal" officeooo:rsid="000f10a0" officeooo:paragraph-rsid="000f10a0" style:font-style-asian="normal" style:font-style-complex="normal"/>
    </style:style>
    <style:style style:name="T1" style:family="text">
      <style:text-properties officeooo:rsid="000cd685"/>
    </style:style>
    <style:style style:name="T2" style:family="text">
      <style:text-properties officeooo:rsid="000f10a0"/>
    </style:style>
    <style:style style:name="T3" style:family="text">
      <style:text-properties officeooo:rsid="000f81ba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. INTRODUCTION</text:p>
      <text:p text:style-name="P1"><text:tab/></text:p>
      <text:p text:style-name="P1"><text:tab/><text:span text:style-name="T1">CC sofrem com falta de adaptação, principalmente por serem especializados para deterinados tipos de rede, por iterpretarem mal determinados (mapeamento determinístico) eventos ou por baixa capacidade de adaptação</text:span></text:p>
      <text:p text:style-name="P1"/>
      <text:p text:style-name="P2">A melhor aposta é algoritmos adaptados on line</text:p>
      <text:p text:style-name="P3">These observations on existing congestion control algo-</text:p>
      <text:p text:style-name="P3">rithms may have already paved the way towards refining them.</text:p>
      <text:p text:style-name="P3">Intuitively, an online learning approach may be our best bet</text:p>
      <text:p text:style-name="P3">for achieving our goals.</text:p>
      <text:p text:style-name="P3"/>
      <text:p text:style-name="P6">Combina algoritmo tradicional com Reinforcement learning.</text:p>
      <text:p text:style-name="P6"/>
      <text:p text:style-name="P4">Eagle1, a new congestion control</text:p>
      <text:p text:style-name="P4">algorithm that uses both expert knowledge and deep reinforce-</text:p>
      <text:p text:style-name="P4">ment learning to achieve our design objectives</text:p>
      <text:p text:style-name="P6"/>
      <text:p text:style-name="P6">Continua aprendendo, mesmo após completar uma fase de treinamento</text:p>
      <text:p text:style-name="P4">its model</text:p>
      <text:p text:style-name="P4">will continue to learn online in the real-world after the training</text:p>
      <text:p text:style-name="P4">phase completes</text:p>
      <text:p text:style-name="P4"/>
      <text:p text:style-name="P6"/>
      <text:p text:style-name="P10">II. PRELIMINARIES</text:p>
      <text:p text:style-name="P6"><text:tab/>Conceituação de Reinforcemente Learning</text:p>
      <text:p text:style-name="P6"/>
      <text:p text:style-name="P6">II. USING DRL FOR CONGESTION CONTROL: <text:s/>DESIGN CHALLENGES</text:p>
      <text:p text:style-name="P6"/>
      <text:p text:style-name="P7"><text:tab/><text:span text:style-name="T2">Pensar o CC como um jogo</text:span></text:p>
      <text:p text:style-name="P11"><text:tab/>A Politica do DRL é o mapeamento entre o estado e a ação </text:p>
      <text:p text:style-name="P7"><text:tab/><text:span text:style-name="T2">Esse mapeamento é estocástico</text:span></text:p>
      <text:p text:style-name="P7"><text:tab/><text:span text:style-name="T2">Nosso ambiente é parcialmente observável (só vejo e o posso sentir)</text:span></text:p>
      <text:p text:style-name="P8"><text:tab/><text:span text:style-name="T2">O Uso da RNN se encasixa muito bem….</text:span></text:p>
      <text:p text:style-name="P8"><text:span text:style-name="T2"><text:tab/></text:span><text:span text:style-name="T3">Separar as funções de recompença por fases do CC </text:span></text:p>
      <text:p text:style-name="P8"><text:tab/><text:span text:style-name="T4">hese phases may include startup,</text:span></text:p>
      <text:p text:style-name="P5"><text:tab/>queue draining, and bandwidth probing, similar to those that</text:p>
      <text:p text:style-name="P5"><text:tab/>have been governing the behaviour of conventional heuristics,</text:p>
      <text:p text:style-name="P5"><text:tab/>such as BBR and TCP CUBIC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08:24:21.893000000</dc:date>
    <meta:editing-duration>PT28M25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0" meta:word-count="213" meta:character-count="1389" meta:non-whitespace-character-count="1187"/>
  </office:meta>
</office:document-meta>
</file>